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4.14cm"/>
    </style:style>
    <style:style style:name="co5" style:family="table-column">
      <style:table-column-properties fo:break-before="auto" style:column-width="4.641cm"/>
    </style:style>
    <style:style style:name="co6" style:family="table-column">
      <style:table-column-properties fo:break-before="auto" style:column-width="4.891cm"/>
    </style:style>
    <style:style style:name="co7" style:family="table-column">
      <style:table-column-properties fo:break-before="auto" style:column-width="6.2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80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fo:border-bottom="0.002cm solid #000000" fo:background-color="#ffff99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 style:data-style-name="N107">
      <style:text-properties fo:font-size="10pt" style:font-size-asian="10pt" style:font-size-complex="10pt"/>
    </style:style>
    <style:style style:name="ce13" style:family="table-cell" style:parent-style-name="Default" style:data-style-name="N107">
      <style:table-cell-properties fo:border-bottom="0.002cm solid #000000" fo:border-left="none" fo:border-right="none" fo:border-top="none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3399ff"/>
      <style:text-properties fo:font-size="10pt" style:font-size-asian="10pt" style:font-size-complex="10pt"/>
    </style:style>
    <style:style style:name="ce18" style:family="table-cell" style:parent-style-name="Default" style:data-style-name="N107">
      <style:table-cell-properties fo:background-color="#00cc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cc00"/>
      <style:text-properties fo:font-size="10pt" style:font-size-asian="10pt" style:font-size-complex="10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 style:data-style-name="N2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1" table:number-columns-repeated="1015" table:default-cell-style-name="ce6"/>
        <table:table-row table:style-name="ro1">
          <table:table-cell table:style-name="ce1" office:value-type="string">
            <text:p>SELECTING PROFITABLE HOTELS </text:p>
          </table:table-cell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3" office:value-type="string">
            <text:p>Hotel</text:p>
          </table:table-cell>
          <table:table-cell table:style-name="ce7" office:value-type="string">
            <text:p>Location</text:p>
          </table:table-cell>
          <table:table-cell table:style-name="ce7" office:value-type="string">
            <text:p>Price</text:p>
          </table:table-cell>
          <table:table-cell table:style-name="ce7" office:value-type="string">
            <text:p>Price (normalized)</text:p>
          </table:table-cell>
          <table:table-cell table:style-name="ce7" office:value-type="string">
            <text:p>Square Root of Median Income (normalized)</text:p>
          </table:table-cell>
          <table:table-cell table:style-name="ce7" office:value-type="string">
            <text:p>College Students in Area (normalized)</text:p>
          </table:table-cell>
          <table:table-cell table:style-name="ce9" office:value-type="string">
            <text:p>State Population Per Inn (normalized)</text:p>
          </table:table-cell>
          <table:table-cell table:style-name="ce9" office:value-type="string">
            <text:p>Profitability</text:p>
          </table:table-cell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string">
            <text:p>Eureka, California</text:p>
          </table:table-cell>
          <table:table-cell table:style-name="ce12" office:value-type="currency" office:currency="USD" office:value="2925000">
            <text:p>$2 925 000,00</text:p>
          </table:table-cell>
          <table:table-cell table:style-name="ce14" office:value-type="float" office:value="-0.301823318212882">
            <text:p>-0,30</text:p>
          </table:table-cell>
          <table:table-cell table:style-name="ce14" office:value-type="float" office:value="-0.812779738215407">
            <text:p>-0,81</text:p>
          </table:table-cell>
          <table:table-cell table:style-name="ce14" office:value-type="float" office:value="-0.536413473134807">
            <text:p>-0,54</text:p>
          </table:table-cell>
          <table:table-cell table:style-name="ce20" office:value-type="float" office:value="-0.995986621264154">
            <text:p>-1,00</text:p>
          </table:table-cell>
          <table:table-cell table:style-name="ce20" table:formula="of:=39.05-5.41*[.G4]+5.86*[.D4]-3.09*[.E4]+1.75*[.F4]" office:value-type="float" office:value="44.2423687894113">
            <text:p>44,24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Fresno, California</text:p>
          </table:table-cell>
          <table:table-cell table:style-name="ce12" office:value-type="currency" office:currency="USD" office:value="10000000">
            <text:p>$10 000 000,00</text:p>
          </table:table-cell>
          <table:table-cell table:style-name="ce14" office:value-type="float" office:value="1.69907619299956">
            <text:p>1,70</text:p>
          </table:table-cell>
          <table:table-cell table:style-name="ce14" office:value-type="float" office:value="-0.40819856338797">
            <text:p>-0,41</text:p>
          </table:table-cell>
          <table:table-cell table:style-name="ce14" office:value-type="float" office:value="0.311669147486606">
            <text:p>0,31</text:p>
          </table:table-cell>
          <table:table-cell table:style-name="ce20" office:value-type="float" office:value="-0.47427934345912">
            <text:p>-0,47</text:p>
          </table:table-cell>
          <table:table-cell table:style-name="ce20" table:formula="of:=39.05-5.41*[.G5]+5.86*[.D5]-3.09*[.E5]+1.75*[.F5]" office:value-type="float" office:value="53.3791923080617">
            <text:p>53,38</text:p>
          </table:table-cell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string">
            <text:p>Fresno, California</text:p>
          </table:table-cell>
          <table:table-cell table:style-name="ce12" office:value-type="currency" office:currency="USD" office:value="3750000">
            <text:p>$3 750 000,00</text:p>
          </table:table-cell>
          <table:table-cell table:style-name="ce14" office:value-type="float" office:value="-0.0685028805096647">
            <text:p>-0,07</text:p>
          </table:table-cell>
          <table:table-cell table:style-name="ce14" office:value-type="float" office:value="-0.40819856338797">
            <text:p>-0,41</text:p>
          </table:table-cell>
          <table:table-cell table:style-name="ce14" office:value-type="float" office:value="0.311669147486606">
            <text:p>0,31</text:p>
          </table:table-cell>
          <table:table-cell table:style-name="ce20" office:value-type="float" office:value="-0.47427934345912">
            <text:p>-0,47</text:p>
          </table:table-cell>
          <table:table-cell table:style-name="ce20" table:formula="of:=39.05-5.41*[.G6]+5.86*[.D6]-3.09*[.E6]+1.75*[.F6]" office:value-type="float" office:value="43.0211789372976">
            <text:p>43,02</text:p>
          </table:table-cell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Fresno, California</text:p>
          </table:table-cell>
          <table:table-cell table:style-name="ce12" office:value-type="currency" office:currency="USD" office:value="3500000">
            <text:p>$3 500 000,00</text:p>
          </table:table-cell>
          <table:table-cell table:style-name="ce14" office:value-type="float" office:value="-0.139206043450034">
            <text:p>-0,14</text:p>
          </table:table-cell>
          <table:table-cell table:style-name="ce14" office:value-type="float" office:value="-0.40819856338797">
            <text:p>-0,41</text:p>
          </table:table-cell>
          <table:table-cell table:style-name="ce14" office:value-type="float" office:value="0.311669147486606">
            <text:p>0,31</text:p>
          </table:table-cell>
          <table:table-cell table:style-name="ce20" office:value-type="float" office:value="-0.47427934345912">
            <text:p>-0,47</text:p>
          </table:table-cell>
          <table:table-cell table:style-name="ce20" table:formula="of:=39.05-5.41*[.G7]+5.86*[.D7]-3.09*[.E7]+1.75*[.F7]" office:value-type="float" office:value="42.606858402467">
            <text:p>42,61</text:p>
          </table:table-cell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Fresno, California</text:p>
          </table:table-cell>
          <table:table-cell table:style-name="ce12" office:value-type="currency" office:currency="USD" office:value="325000">
            <text:p>$325 000,00</text:p>
          </table:table-cell>
          <table:table-cell table:style-name="ce14" office:value-type="float" office:value="-1.03713621279272">
            <text:p>-1,04</text:p>
          </table:table-cell>
          <table:table-cell table:style-name="ce14" office:value-type="float" office:value="-0.40819856338797">
            <text:p>-0,41</text:p>
          </table:table-cell>
          <table:table-cell table:style-name="ce14" office:value-type="float" office:value="0.311669147486606">
            <text:p>0,31</text:p>
          </table:table-cell>
          <table:table-cell table:style-name="ce20" office:value-type="float" office:value="-0.47427934345912">
            <text:p>-0,47</text:p>
          </table:table-cell>
          <table:table-cell table:style-name="ce20" table:formula="of:=39.05-5.41*[.G8]+5.86*[.D8]-3.09*[.E8]+1.75*[.F8]" office:value-type="float" office:value="37.3449876101189">
            <text:p>37,34</text:p>
          </table:table-cell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office:value-type="string">
            <text:p>Long Beach, California</text:p>
          </table:table-cell>
          <table:table-cell table:style-name="ce12" office:value-type="currency" office:currency="USD" office:value="8950000">
            <text:p>$8 950 000,00</text:p>
          </table:table-cell>
          <table:table-cell table:style-name="ce14" office:value-type="float" office:value="1.40212290865001">
            <text:p>1,40</text:p>
          </table:table-cell>
          <table:table-cell table:style-name="ce14" office:value-type="float" office:value="0.65784481555623">
            <text:p>0,66</text:p>
          </table:table-cell>
          <table:table-cell table:style-name="ce14" office:value-type="float" office:value="0.483711134705849">
            <text:p>0,48</text:p>
          </table:table-cell>
          <table:table-cell table:style-name="ce20" office:value-type="float" office:value="-0.557278228564467">
            <text:p>-0,56</text:p>
          </table:table-cell>
          <table:table-cell table:style-name="ce20" table:formula="of:=39.05-5.41*[.G9]+5.86*[.D9]-3.09*[.E9]+1.75*[.F9]" office:value-type="float" office:value="49.0950694668893">
            <text:p>49,10</text:p>
          </table:table-cell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string">
            <text:p>Los Angeles, California</text:p>
          </table:table-cell>
          <table:table-cell table:style-name="ce12" office:value-type="currency" office:currency="USD" office:value="1950000">
            <text:p>$1 950 000,00</text:p>
          </table:table-cell>
          <table:table-cell table:style-name="ce14" office:value-type="float" office:value="-0.577565653680321">
            <text:p>-0,58</text:p>
          </table:table-cell>
          <table:table-cell table:style-name="ce14" office:value-type="float" office:value="0.167685861269989">
            <text:p>0,17</text:p>
          </table:table-cell>
          <table:table-cell table:style-name="ce14" office:value-type="float" office:value="3.10621450397355">
            <text:p>3,11</text:p>
          </table:table-cell>
          <table:table-cell table:style-name="ce20" office:value-type="float" office:value="3.10652969965725">
            <text:p>3,11</text:p>
          </table:table-cell>
          <table:table-cell table:style-name="ce20" table:formula="of:=39.05-5.41*[.G10]+5.86*[.D10]-3.09*[.E10]+1.75*[.F10]" office:value-type="float" office:value="23.776865664917">
            <text:p>23,78</text:p>
          </table:table-cell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string">
            <text:p>Los Angeles, California</text:p>
          </table:table-cell>
          <table:table-cell table:style-name="ce12" office:value-type="currency" office:currency="USD" office:value="1750000">
            <text:p>$1 750 000,00</text:p>
          </table:table-cell>
          <table:table-cell table:style-name="ce14" office:value-type="float" office:value="-0.634128184032617">
            <text:p>-0,63</text:p>
          </table:table-cell>
          <table:table-cell table:style-name="ce14" office:value-type="float" office:value="0.167685861269989">
            <text:p>0,17</text:p>
          </table:table-cell>
          <table:table-cell table:style-name="ce14" office:value-type="float" office:value="3.10621450397355">
            <text:p>3,11</text:p>
          </table:table-cell>
          <table:table-cell table:style-name="ce20" office:value-type="float" office:value="3.10652969965725">
            <text:p>3,11</text:p>
          </table:table-cell>
          <table:table-cell table:style-name="ce20" table:formula="of:=39.05-5.41*[.G11]+5.86*[.D11]-3.09*[.E11]+1.75*[.F11]" office:value-type="float" office:value="23.4454092370526">
            <text:p>23,45</text:p>
          </table:table-cell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office:value-type="string">
            <text:p>Los Angeles, California</text:p>
          </table:table-cell>
          <table:table-cell table:style-name="ce12" office:value-type="currency" office:currency="USD" office:value="4900000">
            <text:p>$4 900 000,00</text:p>
          </table:table-cell>
          <table:table-cell table:style-name="ce14" office:value-type="float" office:value="0.256731669016033">
            <text:p>0,26</text:p>
          </table:table-cell>
          <table:table-cell table:style-name="ce14" office:value-type="float" office:value="0.167685861269989">
            <text:p>0,17</text:p>
          </table:table-cell>
          <table:table-cell table:style-name="ce14" office:value-type="float" office:value="3.10621450397355">
            <text:p>3,11</text:p>
          </table:table-cell>
          <table:table-cell table:style-name="ce20" office:value-type="float" office:value="3.10652969965725">
            <text:p>3,11</text:p>
          </table:table-cell>
          <table:table-cell table:style-name="ce20" table:formula="of:=39.05-5.41*[.G12]+5.86*[.D12]-3.09*[.E12]+1.75*[.F12]" office:value-type="float" office:value="28.6658479759177">
            <text:p>28,67</text:p>
          </table:table-cell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string">
            <text:p>South Lake Tahoe, California</text:p>
          </table:table-cell>
          <table:table-cell table:style-name="ce12" office:value-type="currency" office:currency="USD" office:value="1650000">
            <text:p>$1 650 000,00</text:p>
          </table:table-cell>
          <table:table-cell table:style-name="ce14" office:value-type="float" office:value="-0.662409449208764">
            <text:p>-0,66</text:p>
          </table:table-cell>
          <table:table-cell table:style-name="ce14" office:value-type="float" office:value="-0.791006445611246">
            <text:p>-0,79</text:p>
          </table:table-cell>
          <table:table-cell table:style-name="ce14" office:value-type="float" office:value="-0.594904888573435">
            <text:p>-0,59</text:p>
          </table:table-cell>
          <table:table-cell table:style-name="ce20" office:value-type="float" office:value="-0.426851409113208">
            <text:p>-0,43</text:p>
          </table:table-cell>
          <table:table-cell table:style-name="ce20" table:formula="of:=39.05-5.41*[.G13]+5.86*[.D13]-3.09*[.E13]+1.75*[.F13]" office:value-type="float" office:value="38.8806731128743">
            <text:p>38,88</text:p>
          </table:table-cell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string">
            <text:p>South Lake Tahoe, California</text:p>
          </table:table-cell>
          <table:table-cell table:style-name="ce12" office:value-type="currency" office:currency="USD" office:value="1125000">
            <text:p>$1 125 000,00</text:p>
          </table:table-cell>
          <table:table-cell table:style-name="ce14" office:value-type="float" office:value="-0.810886091383539">
            <text:p>-0,81</text:p>
          </table:table-cell>
          <table:table-cell table:style-name="ce14" office:value-type="float" office:value="-0.791006445611246">
            <text:p>-0,79</text:p>
          </table:table-cell>
          <table:table-cell table:style-name="ce14" office:value-type="float" office:value="-0.594904888573435">
            <text:p>-0,59</text:p>
          </table:table-cell>
          <table:table-cell table:style-name="ce20" office:value-type="float" office:value="-0.426851409113208">
            <text:p>-0,43</text:p>
          </table:table-cell>
          <table:table-cell table:style-name="ce20" table:formula="of:=39.05-5.41*[.G14]+5.86*[.D14]-3.09*[.E14]+1.75*[.F14]" office:value-type="float" office:value="38.0105999897302">
            <text:p>38,01</text:p>
          </table:table-cell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string">
            <text:p>South Lake Tahoe, California</text:p>
          </table:table-cell>
          <table:table-cell table:style-name="ce12" office:value-type="currency" office:currency="USD" office:value="2500000">
            <text:p>$2 500 000,00</text:p>
          </table:table-cell>
          <table:table-cell table:style-name="ce14" office:value-type="float" office:value="-0.42201869521151">
            <text:p>-0,42</text:p>
          </table:table-cell>
          <table:table-cell table:style-name="ce14" office:value-type="float" office:value="-0.791006445611246">
            <text:p>-0,79</text:p>
          </table:table-cell>
          <table:table-cell table:style-name="ce14" office:value-type="float" office:value="-0.594904888573435">
            <text:p>-0,59</text:p>
          </table:table-cell>
          <table:table-cell table:style-name="ce20" office:value-type="float" office:value="-0.426851409113208">
            <text:p>-0,43</text:p>
          </table:table-cell>
          <table:table-cell table:style-name="ce20" table:formula="of:=39.05-5.41*[.G15]+5.86*[.D15]-3.09*[.E15]+1.75*[.F15]" office:value-type="float" office:value="40.2893629312983">
            <text:p>40,29</text:p>
          </table:table-cell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string">
            <text:p>South Lake Tahoe, California</text:p>
          </table:table-cell>
          <table:table-cell table:style-name="ce12" office:value-type="currency" office:currency="USD" office:value="1975000">
            <text:p>$1 975 000,00</text:p>
          </table:table-cell>
          <table:table-cell table:style-name="ce14" office:value-type="float" office:value="-0.570495337386284">
            <text:p>-0,57</text:p>
          </table:table-cell>
          <table:table-cell table:style-name="ce14" office:value-type="float" office:value="-0.791006445611246">
            <text:p>-0,79</text:p>
          </table:table-cell>
          <table:table-cell table:style-name="ce14" office:value-type="float" office:value="-0.594904888573435">
            <text:p>-0,59</text:p>
          </table:table-cell>
          <table:table-cell table:style-name="ce20" office:value-type="float" office:value="-0.426851409113208">
            <text:p>-0,43</text:p>
          </table:table-cell>
          <table:table-cell table:style-name="ce20" table:formula="of:=39.05-5.41*[.G16]+5.86*[.D16]-3.09*[.E16]+1.75*[.F16]" office:value-type="float" office:value="39.4192898081541">
            <text:p>39,42</text:p>
          </table:table-cell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string">
            <text:p>South Lake Tahoe, California</text:p>
          </table:table-cell>
          <table:table-cell table:style-name="ce12" office:value-type="currency" office:currency="USD" office:value="3750000">
            <text:p>$3 750 000,00</text:p>
          </table:table-cell>
          <table:table-cell table:style-name="ce14" office:value-type="float" office:value="-0.0685028805096647">
            <text:p>-0,07</text:p>
          </table:table-cell>
          <table:table-cell table:style-name="ce14" office:value-type="float" office:value="-0.791006445611246">
            <text:p>-0,79</text:p>
          </table:table-cell>
          <table:table-cell table:style-name="ce14" office:value-type="float" office:value="-0.594904888573435">
            <text:p>-0,59</text:p>
          </table:table-cell>
          <table:table-cell table:style-name="ce20" office:value-type="float" office:value="-0.426851409113208">
            <text:p>-0,43</text:p>
          </table:table-cell>
          <table:table-cell table:style-name="ce20" table:formula="of:=39.05-5.41*[.G17]+5.86*[.D17]-3.09*[.E17]+1.75*[.F17]" office:value-type="float" office:value="42.3609656054511">
            <text:p>42,36</text:p>
          </table:table-cell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office:value-type="string">
            <text:p>South Lake Tahoe, California</text:p>
          </table:table-cell>
          <table:table-cell table:style-name="ce12" office:value-type="currency" office:currency="USD" office:value="1475000">
            <text:p>$1 475 000,00</text:p>
          </table:table-cell>
          <table:table-cell table:style-name="ce14" office:value-type="float" office:value="-0.711901663267022">
            <text:p>-0,71</text:p>
          </table:table-cell>
          <table:table-cell table:style-name="ce14" office:value-type="float" office:value="-0.791006445611246">
            <text:p>-0,79</text:p>
          </table:table-cell>
          <table:table-cell table:style-name="ce14" office:value-type="float" office:value="-0.594904888573435">
            <text:p>-0,59</text:p>
          </table:table-cell>
          <table:table-cell table:style-name="ce20" office:value-type="float" office:value="-0.426851409113208">
            <text:p>-0,43</text:p>
          </table:table-cell>
          <table:table-cell table:style-name="ce20" table:formula="of:=39.05-5.41*[.G18]+5.86*[.D18]-3.09*[.E18]+1.75*[.F18]" office:value-type="float" office:value="38.5906487384929">
            <text:p>38,59</text:p>
          </table:table-cell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8" office:value-type="string">
            <text:p>South Lake Tahoe, California</text:p>
          </table:table-cell>
          <table:table-cell table:style-name="ce13" office:value-type="currency" office:currency="USD" office:value="750000">
            <text:p>$750 000,00</text:p>
          </table:table-cell>
          <table:table-cell table:style-name="ce15" office:value-type="float" office:value="-0.916940835794092">
            <text:p>-0,92</text:p>
          </table:table-cell>
          <table:table-cell table:style-name="ce15" office:value-type="float" office:value="-0.791006445611246">
            <text:p>-0,79</text:p>
          </table:table-cell>
          <table:table-cell table:style-name="ce15" office:value-type="float" office:value="-0.594904888573435">
            <text:p>-0,59</text:p>
          </table:table-cell>
          <table:table-cell table:style-name="ce21" office:value-type="float" office:value="-0.426851409113208">
            <text:p>-0,43</text:p>
          </table:table-cell>
          <table:table-cell table:style-name="ce21" table:formula="of:=39.05-5.41*[.G19]+5.86*[.D19]-3.09*[.E19]+1.75*[.F19]" office:value-type="float" office:value="37.3891191874843">
            <text:p>37,39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3">
          <table:table-cell table:style-name="ce3" office:value-type="string">
            <text:p>Hotel</text:p>
          </table:table-cell>
          <table:table-cell table:style-name="ce9" office:value-type="string">
            <text:p>Selected</text:p>
          </table:table-cell>
          <table:table-cell table:number-columns-repeated="102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">
            <text:p>1,00</text:p>
          </table:table-cell>
          <table:table-cell/>
          <table:table-cell office:value-type="string">
            <text:p>Objective</text:p>
          </table:table-cell>
          <table:table-cell table:style-name="ce17" table:formula="of:=SUMPRODUCT([.B22:.B37];[.H4:.H19])" office:value-type="float" office:value="205.700904404104">
            <text:p>205,7009044041</text:p>
          </table:table-cell>
          <table:table-cell table:number-columns-repeated="101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0">
            <text:p>0,00</text:p>
          </table:table-cell>
          <table:table-cell table:number-columns-repeated="1021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0">
            <text:p>0,00</text:p>
          </table:table-cell>
          <table:table-cell/>
          <table:table-cell office:value-type="string">
            <text:p>Total Price</text:p>
          </table:table-cell>
          <table:table-cell table:style-name="ce18" table:formula="of:=SUMPRODUCT([.B22:.B37];[.C4:.C19])" office:value-type="currency" office:currency="USD" office:value="9725000">
            <text:p>$9 725 000,00</text:p>
          </table:table-cell>
          <table:table-cell table:number-columns-repeated="1018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float" office:value="0">
            <text:p>0,00</text:p>
          </table:table-cell>
          <table:table-cell table:number-columns-repeated="1021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1">
            <text:p>1,00</text:p>
          </table:table-cell>
          <table:table-cell/>
          <table:table-cell office:value-type="string">
            <text:p>Eureka</text:p>
          </table:table-cell>
          <table:table-cell table:style-name="ce19" table:formula="of:=SUM([.B22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0" office:value-type="float" office:value="0">
            <text:p>0,00</text:p>
          </table:table-cell>
          <table:table-cell/>
          <table:table-cell office:value-type="string">
            <text:p>Fresno</text:p>
          </table:table-cell>
          <table:table-cell table:style-name="ce19" table:formula="of:=SUM([.B23:.B26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1">
            <text:p>1,00</text:p>
          </table:table-cell>
          <table:table-cell/>
          <table:table-cell office:value-type="string">
            <text:p>Long Beach</text:p>
          </table:table-cell>
          <table:table-cell table:style-name="ce19" table:formula="of:=[.B27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float" office:value="1">
            <text:p>1,00</text:p>
          </table:table-cell>
          <table:table-cell/>
          <table:table-cell office:value-type="string">
            <text:p>Los Angeles</text:p>
          </table:table-cell>
          <table:table-cell table:style-name="ce19" table:formula="of:=SUM([.B28:.B30]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0" office:value-type="float" office:value="0">
            <text:p>0,00</text:p>
          </table:table-cell>
          <table:table-cell/>
          <table:table-cell office:value-type="string">
            <text:p>South Lake Tahoe</text:p>
          </table:table-cell>
          <table:table-cell table:style-name="ce19" table:formula="of:=SUM([.B31:.B37]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0" office:value-type="float" office:value="1">
            <text:p>1,00</text:p>
          </table:table-cell>
          <table:table-cell table:number-columns-repeated="1021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0" office:value-type="float" office:value="1">
            <text:p>1,00</text:p>
          </table:table-cell>
          <table:table-cell table:number-columns-repeated="1021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0" office:value-type="float" office:value="0">
            <text:p>0,00</text:p>
          </table:table-cell>
          <table:table-cell table:number-columns-repeated="1021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0">
            <text:p>0,00</text:p>
          </table:table-cell>
          <table:table-cell table:number-columns-repeated="1021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0" office:value-type="float" office:value="0">
            <text:p>0,00</text:p>
          </table:table-cell>
          <table:table-cell table:number-columns-repeated="1021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0" office:value-type="float" office:value="0">
            <text:p>0,00</text:p>
          </table:table-cell>
          <table:table-cell table:number-columns-repeated="1021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float" office:value="0">
            <text:p>0,00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AMF10485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18/06/2016</text:date>, <text:time>17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6-06-18T17:45:44</dc:date>
    <dc:creator>Bastien Brier</dc:creator>
    <meta:editing-duration>P3DT3H41M35S</meta:editing-duration>
    <meta:editing-cycles>17</meta:editing-cycles>
    <meta:generator>OpenOffice/4.1.2$Unix OpenOffice.org_project/412m3$Build-9782</meta:generator>
    <meta:document-statistic meta:table-count="3" meta:cell-count="185" meta:object-count="0"/>
  </office:meta>
</office:document-meta>
</file>